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563in" fo:margin-left="0.0299in" fo:margin-right="0.0069in" table:align="margins" style:writing-mode="lr-tb"/>
    </style:style>
    <style:style style:name="Tabela1.A" style:family="table-column">
      <style:table-column-properties style:column-width="1.2771in" style:rel-column-width="12573*"/>
    </style:style>
    <style:style style:name="Tabela1.B" style:family="table-column">
      <style:table-column-properties style:column-width="1.5125in" style:rel-column-width="14891*"/>
    </style:style>
    <style:style style:name="Tabela1.C" style:family="table-column">
      <style:table-column-properties style:column-width="3.8667in" style:rel-column-width="3807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3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4" style:family="paragraph" style:parent-style-name="Standard" style:list-style-name="WW8Num5">
      <style:paragraph-properties>
        <style:tab-stops>
          <style:tab-stop style:position="0in"/>
        </style:tab-stops>
      </style:paragraph-properties>
    </style:style>
    <style:style style:name="P5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6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8f127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6" text:outline-level="2"><text:file-name text:display="name">UC01.08.01 - Editar Notas e Situação do Aluno em Turma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0-01-14">
            <text:p text:style-name="P1">01/14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5" text:outline-level="3">Pré-condições</text:h>
      <text:list xml:id="list1437349321" text:style-name="WW8Num5">
        <text:list-item>
          <text:p text:style-name="P4">O usuário deve ter permissão para acessar este caso de uso;</text:p>
        </text:list-item>
        <text:list-item>
          <text:p text:style-name="P4">Usuário selecionou a opção Editar no caso de uso base “Lançar Notas e Situação”;</text:p>
        </text:list-item>
      </text:list>
      <text:h text:style-name="P5" text:outline-level="3">Atores</text:h>
      <text:p text:style-name="Text_20_body">Secretaria Acadêmica (primário)</text:p>
      <text:h text:style-name="P5" text:outline-level="3">Fluxo Principal</text:h>
      <text:list xml:id="list751522124" text:continue-numbering="true" text:style-name="WW8Num5">
        <text:list-item>
          <text:p text:style-name="P4">Sistema exibe:</text:p>
          <text:list>
            <text:list-item>
              <text:p text:style-name="P4">No cabeçalho:</text:p>
              <text:list>
                <text:list-item>
                  <text:p text:style-name="P4">Sigla e Nome do Curso;</text:p>
                </text:list-item>
                <text:list-item>
                  <text:p text:style-name="P4">Período Letivo da Turma;</text:p>
                </text:list-item>
                <text:list-item>
                  <text:p text:style-name="P4">Turno (p.ex. MANHÃ);</text:p>
                </text:list-item>
                <text:list-item>
                  <text:p text:style-name="P4">Grade (p.ex. B);</text:p>
                </text:list-item>
                <text:list-item>
                  <text:p text:style-name="P4">Sigla e Nome da Disciplina;</text:p>
                </text:list-item>
                <text:list-item>
                  <text:p text:style-name="P4">Professor</text:p>
                </text:list-item>
              </text:list>
            </text:list-item>
            <text:list-item>
              <text:p text:style-name="P4">Para o aluno selecionado exibir:</text:p>
              <text:list>
                <text:list-item>
                  <text:p text:style-name="P4">Matrícula</text:p>
                </text:list-item>
                <text:list-item>
                  <text:p text:style-name="P4">Nome</text:p>
                </text:list-item>
              </text:list>
            </text:list-item>
            <text:list-item>
              <text:p text:style-name="P4">Para o aluno, exibe e solicita a edição:</text:p>
              <text:list>
                <text:list-item>
                  <text:p text:style-name="P4">Média Final (p.ex. 5,5. Usar só um cada decimal).</text:p>
                </text:list-item>
                <text:list-item>
                  <text:p text:style-name="P4">Total de Faltas (p.ex. 8, valor inteiro maior ou igual a zero);</text:p>
                </text:list-item>
                <text:list-item>
                  <text:p text:style-name="P4">Situação (CUR, AP, RM, RF ou ID); </text:p>
                </text:list-item>
              </text:list>
            </text:list-item>
          </text:list>
        </text:list-item>
        <text:list-item>
          <text:p text:style-name="P4">Usuário fornece a situação, a média final (se for aplicável na situação indicada) e total de faltas (se for aplicável na situação indicada);</text:p>
        </text:list-item>
        <text:list-item>
          <text:p text:style-name="P4">Sistema altera a média final, o total de faltas e a situação do aluno selecionado;</text:p>
        </text:list-item>
        <text:list-item>
          <text:p text:style-name="P4">Sistema exibe uma mensagem de alteração com sucesso e volta ao passo 8 do caso de uso base;</text:p>
        </text:list-item>
      </text:list>
      <text:p text:style-name="P3"/>
      <text:h text:style-name="P5" text:outline-level="3">Fluxo Alternativo 1</text:h>
      <text:list xml:id="list875814579" text:continue-list="list751522124" text:style-name="WW8Num5">
        <text:list-item text:start-value="1">
          <text:p text:style-name="P4">Usuário pode encerrar caso de uso a qualquer momento.</text:p>
        </text:list-item>
      </text:list>
      <text:p text:style-name="P3"/>
      <text:h text:style-name="P5" text:outline-level="3">Fluxo Alternativo 2</text:h>
      <text:list xml:id="list2179294504" text:continue-list="list875814579" text:style-name="WW8Num5">
        <text:list-item text:start-value="1">
          <text:p text:style-name="P4">Se no passo 4 o usuário informar que a situação é aprovado (AP), reprovado por média (RM) ou reprovado por falta (RF), mas a média final e/ou o total de faltas não estiver preenchido, exibir mensagem de erro adequada e voltar ao passo 3 do fluxo principal;</text:p>
        </text:list-item>
      </text:list>
      <text:p text:style-name="P3"/>
      <text:h text:style-name="P5" text:outline-level="3"><text:soft-page-break/>Fluxo Alternativo 3</text:h>
      <text:list xml:id="list1195774329" text:continue-list="list2179294504" text:style-name="WW8Num5">
        <text:list-item text:start-value="1">
          <text:p text:style-name="P4">Se no passo 4 o usuário informar que a situação é aprovado, mas a média final for menor que 5, exibir mensagem de erro e voltar ao passo 3 do fluxo principal;</text:p>
        </text:list-item>
      </text:list>
      <text:p text:style-name="P3"/>
      <text:h text:style-name="P5" text:outline-level="3">Fluxo Alternativo 4</text:h>
      <text:list xml:id="list1686360650" text:continue-list="list1195774329" text:style-name="WW8Num5">
        <text:list-item text:start-value="1">
          <text:p text:style-name="P4">Se no passo 4 o usuário informar que a situação é reprovado por média, mas a média final for maior <text:span text:style-name="T3">ou igual a</text:span> 5, exibir mensagem de erro e voltar ao passo 3 do fluxo principal;</text:p>
        </text:list-item>
      </text:list>
      <text:p text:style-name="P3"/>
      <text:h text:style-name="P5" text:outline-level="3">Fluxo Alternativo 5</text:h>
      <text:list xml:id="list1434832907" text:continue-list="list1686360650" text:style-name="WW8Num5">
        <text:list-item text:start-value="1">
          <text:p text:style-name="P4">Se no passo 4 o usuário informar que a situação é reprovado por falta, mas a média final for diferente de zero, exibir mensagem de erro (ver RN18) e alterar o valor do campo média final para 0 e voltar ao passo 3 do fluxo principal;</text:p>
        </text:list-item>
      </text:list>
      <text:p text:style-name="P3"/>
      <text:h text:style-name="P5" text:outline-level="3">Fluxo Alternativo 6</text:h>
      <text:list xml:id="list949095668" text:continue-list="list1434832907" text:style-name="WW8Num5">
        <text:list-item text:start-value="1">
          <text:p text:style-name="P4">Se no passo 4 o usuário informar que a situação é reprovado por falta, mas o total de faltas for menor ou igual a 25% da carga horária do componente curricular em questão, exibir mensagem de erro e voltar ao passo 3 do fluxo principal;</text:p>
        </text:list-item>
      </text:list>
      <text:p text:style-name="P3"/>
      <text:h text:style-name="P5" text:outline-level="3">Fluxo Alternativo 7</text:h>
      <text:list xml:id="list352980968" text:continue-list="list949095668" text:style-name="WW8Num5">
        <text:list-item text:start-value="1">
          <text:p text:style-name="P4">Se no passo 4 o usuário informar que a situação é aprovado ou reprovado por média, mas o total de faltas for maior que 25% da carga horária do componente curricular em questão, exibir mensagem de erro e voltar ao passo 3 do fluxo principal;</text:p>
        </text:list-item>
      </text:list>
      <text:p text:style-name="P3"/>
      <text:h text:style-name="P5" text:outline-level="3">Fluxo Alternativo 8</text:h>
      <text:list xml:id="list830162730" text:continue-list="list352980968" text:style-name="WW8Num5">
        <text:list-item text:start-value="1">
          <text:p text:style-name="P4">Se no passo 4 o usuário informar que a situação é isento de disciplina, o sistema altera para vazio os campos média final e total de faltas;</text:p>
        </text:list-item>
        <text:list-item>
          <text:p text:style-name="P4">Sistema solicita ao usuário o preenchimento do campo parecer com a justificativa para a isenção;</text:p>
        </text:list-item>
        <text:list-item>
          <text:p text:style-name="P4">Usuário preenche o parecer de justificativa para a isenção;</text:p>
        </text:list-item>
        <text:list-item>
          <text:p text:style-name="P4">Sistema continua no passo 6 do fluxo principal;</text:p>
        </text:list-item>
      </text:list>
      <text:h text:style-name="P5" text:outline-level="3">Pós-condições</text:h>
      <text:list xml:id="list452570758" text:continue-list="list830162730" text:style-name="WW8Num5">
        <text:list-item text:start-value="1">
          <text:p text:style-name="P4">Usuário consultou as notas e situações dos alunos de uma turma;</text:p>
        </text:list-item>
        <text:list-item>
          <text:p text:style-name="P4">Sistema registrou no log de auditoria a seguinte informação: “Alterada a nota e/ou situação do aluno <text:span text:style-name="T1">FULANO DA SILVA</text:span>, matrícula <text:span text:style-name="T1">1112</text:span>, da turma do curso <text:span text:style-name="T1">TASI – Análise de Sistemas</text:span><text:span text:style-name="T2">, Período Letivo </text:span><text:span text:style-name="T1">2011.1</text:span><text:span text:style-name="T2">, Turno </text:span><text:span text:style-name="T1">NOITE</text:span><text:span text:style-name="T2">, Grade </text:span><text:span text:style-name="T1">A</text:span><text:span text:style-name="T2">, da disciplina </text:span><text:span text:style-name="T1">OO2 – Orientação a Objetos 2</text:span><text:span text:style-name="T2">, Professor </text:span><text:span text:style-name="T1">FULANO</text:span><text:span text:style-name="T2">, </text:span><text:span text:style-name="T2">de média final </text:span><text:span text:style-name="T1">5.0</text:span><text:span text:style-name="T2"> para </text:span><text:span text:style-name="T1">6.0</text:span><text:span text:style-name="T2">, total de faltas de </text:span><text:span text:style-name="T1">20</text:span><text:span text:style-name="T2"> para </text:span><text:span text:style-name="T1">30</text:span><text:span text:style-name="T2">, e situação de </text:span><text:span text:style-name="T1">AP</text:span><text:span text:style-name="T2"> para </text:span><text:span text:style-name="T1">RM</text:span><text:span text:style-name="T2">, parecer de </text:span><text:span text:style-name="T1">ausente</text:span><text:span text:style-name="T2"> para </text:span><text:span text:style-name="T2">'houve lançamento errado'</text:span><text:span text:style-name="T2">.</text:span><text:span text:style-name="T2">”. </text:span><text:span text:style-name="T2">Quando <text:s/>um dos campos média final, total de faltas e/ou parecer estiver nulo, apresentar o texto </text:span><text:span text:style-name="T2">ausente</text:span><text:span text:style-name="T2">, como no exemplo.</text:span></text:p>
        </text:list-item>
      </text:list>
      <text:h text:style-name="P5" text:outline-level="3">Regras de Negócio</text:h>
      <text:p text:style-name="P3">RN01, RN02 e RN1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6-07T20:40:10</dc:date>
    <meta:editing-cycles>19</meta:editing-cycles>
    <meta:editing-duration>PT04H07M23S</meta:editing-duration>
    <meta:generator>OpenOffice.org/3.2$Linux OpenOffice.org_project/320m19$Build-9505</meta:generator>
    <meta:document-statistic meta:table-count="1" meta:image-count="0" meta:object-count="0" meta:page-count="2" meta:paragraph-count="56" meta:word-count="671" meta:character-count="3647"/>
    <meta:user-defined meta:name="_DocHome" meta:value-type="float">1971586133</meta:user-defined>
  </office:meta>
</office:document-meta>
</file>